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wagnem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k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ri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ran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mqvis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bio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/>
          <table:table-cell table:formula="of:=[.D10]+SUM([.C4:.C9])" office:value-type="float" office:value="163" calcext:value-type="float">
            <text:p>163</text:p>
          </table:table-cell>
          <table:table-cell office:value-type="float" office:value="81" calcext:value-type="float">
            <text:p>8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hru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jidji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koli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is Alberto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obi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rardi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ulofe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mer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formula="of:=[.D22]+SUM([.C14:.C21])"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W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ran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lorent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lenkovic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escianini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loca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namonti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2"/>
          <table:table-cell table:formula="of:=[.D31]+SUM([.C25:.C30])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p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erozzi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dreva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lac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boni V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ddaou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fitz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[.D41]+SUM([.C34:.C40])"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arlasco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adrad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irkze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dstr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cardo 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kaku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2"/>
          <table:table-cell table:formula="of:=[.D49]+SUM([.C44:.C48])" office:value-type="float" office:value="107" calcext:value-type="float">
            <text:p>107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e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S Bul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rofolini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rol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theus H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vernadz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[.D62]+SUM([.C57:.C61])"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Zizzo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vat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urienté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lattier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ttadin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table:formula="of:=[.D69]+SUM([.C65:.C68])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less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mell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naventura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gowski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pov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ni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formula="of:=[.D77]+SUM([.C72:.C76])"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vat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i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fund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reneche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brahimovic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formula="of:=[.D84]+SUM([.C80:.C83])" office:value-type="float" office:value="132" calcext:value-type="float">
            <text:p>132</text:p>
          </table:table-cell>
          <table:table-cell office:value-type="float" office:value="116" calcext:value-type="float">
            <text:p>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8T17:56:10.371000000</meta:creation-date>
    <dc:date>2024-08-08T18:32:21.064000000</dc:date>
    <meta:editing-duration>PT36M19S</meta:editing-duration>
    <meta:editing-cycles>13</meta:editing-cycles>
    <meta:generator>LibreOffice/7.5.5.2$Windows_X86_64 LibreOffice_project/ca8fe7424262805f223b9a2334bc7181abbcbf5e</meta:generator>
    <meta:document-statistic meta:table-count="1" meta:cell-count="132" meta:object-count="0"/>
  </office:meta>
</office:document-meta>
</file>